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b3bc" officeooo:paragraph-rsid="0002b3bc"/>
    </style:style>
    <style:style style:name="P2" style:family="paragraph" style:parent-style-name="Standard">
      <style:text-properties fo:font-weight="bold" officeooo:rsid="0002b3bc" officeooo:paragraph-rsid="0002b3bc" style:font-weight-asian="bold" style:font-weight-complex="bold"/>
    </style:style>
    <style:style style:name="P3" style:family="paragraph" style:parent-style-name="Standard">
      <style:text-properties fo:font-weight="normal" officeooo:rsid="0002b3bc" officeooo:paragraph-rsid="0002b3bc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 <text:s text:c="4"/><text:tab/><text:tab/><text:span text:style-name="T2">CHAT USING TCP</text:span></text:p>
      <text:p text:style-name="P1">Ex:6</text:p>
      <text:p text:style-name="P1">Regno : 185001161</text:p>
      <text:p text:style-name="P1"/>
      <text:p text:style-name="P1">Develop a simple chat using TC P socket. To a chat server, multiple stations chat</text:p>
      <text:p text:style-name="P1">simultaneously.</text:p>
      <text:p text:style-name="P1"/>
      <text:p text:style-name="P1"/>
      <text:p text:style-name="P2">Server Code:</text:p>
      <text:p text:style-name="P1"/>
      <text:p text:style-name="P1">#include&lt;stdio.h&gt;</text:p>
      <text:p text:style-name="P1">#include&lt;sys/types.h&gt;</text:p>
      <text:p text:style-name="P1">#include&lt;sys/socket.h&gt;</text:p>
      <text:p text:style-name="P1">#include&lt;netinet/in.h&gt;</text:p>
      <text:p text:style-name="P1">#include&lt;string.h&gt;</text:p>
      <text:p text:style-name="P1">#include&lt;netdb.h&gt;</text:p>
      <text:p text:style-name="P1">#include&lt;stdlib.h&gt;</text:p>
      <text:p text:style-name="P1"/>
      <text:p text:style-name="P1">int main(int argc,char **argv)</text:p>
      <text:p text:style-name="P1">{</text:p>
      <text:p text:style-name="P1"><text:tab/>int len;</text:p>
      <text:p text:style-name="P1"><text:tab/>int sockfd,newfd,n;</text:p>
      <text:p text:style-name="P1"><text:tab/>struct sockaddr_in servaddr,cliaddr;</text:p>
      <text:p text:style-name="P1"><text:tab/>char buff[1024];</text:p>
      <text:p text:style-name="P1"><text:tab/>char str[1000];</text:p>
      <text:p text:style-name="P1"><text:tab/>sockfd = socket(AF_INET,SOCK_STREAM,0);</text:p>
      <text:p text:style-name="P1"><text:tab/>if(sockfd&lt;0)</text:p>
      <text:p text:style-name="P1"><text:tab/><text:tab/>perror("cannot create socket!");</text:p>
      <text:p text:style-name="P1"><text:tab/>else</text:p>
      <text:p text:style-name="P1"><text:tab/><text:tab/>printf("socket is created!\n");</text:p>
      <text:p text:style-name="P1"><text:tab/>bzero(&amp;servaddr ,sizeof(servaddr));</text:p>
      <text:p text:style-name="P1"/>
      <text:p text:style-name="P1"><text:tab/>servaddr.sin_family=AF_INET;</text:p>
      <text:p text:style-name="P1"><text:tab/>servaddr.sin_addr.s_addr=INADDR_ANY;</text:p>
      <text:p text:style-name="P1"><text:tab/>servaddr.sin_port=htons(7228);</text:p>
      <text:p text:style-name="P1"/>
      <text:p text:style-name="P1"><text:tab/>if(bind(sockfd,(struct sockaddr*)&amp;servaddr,sizeof(servaddr))&lt;0)</text:p>
      <text:p text:style-name="P1"><text:tab/><text:tab/>perror("Bind Error");</text:p>
      <text:p text:style-name="P1"/>
      <text:p text:style-name="P1"><text:tab/>listen(sockfd,5);<text:tab/><text:tab/></text:p>
      <text:p text:style-name="P1"><text:tab/>while(1)</text:p>
      <text:p text:style-name="P1"><text:tab/>{</text:p>
      <text:p text:style-name="P1"><text:tab/><text:tab/>len = sizeof(cliaddr);</text:p>
      <text:p text:style-name="P1"><text:tab/><text:tab/>newfd = accept(sockfd,(struct sockaddr*)&amp;cliaddr,&amp;len);</text:p>
      <text:p text:style-name="P1"><text:tab/><text:tab/>//pid_t child;</text:p>
      <text:p text:style-name="P1"><text:tab/><text:tab/>if(fork()==0)</text:p>
      <text:p text:style-name="P1"><text:tab/><text:tab/>{</text:p>
      <text:p text:style-name="P1"><text:tab/><text:tab/><text:tab/>bzero(str,sizeof(str));</text:p>
      <text:p text:style-name="P1"><text:tab/><text:tab/><text:tab/>while(read(newfd,buff,sizeof(buff))&gt;0)</text:p>
      <text:p text:style-name="P1"><text:tab/><text:tab/><text:tab/>{</text:p>
      <text:p text:style-name="P1"><text:tab/><text:tab/><text:tab/><text:tab/>printf("\n\n Client id %d:%s",getpid(),buff);</text:p>
      <text:p text:style-name="P1"><text:soft-page-break/><text:tab/><text:tab/><text:tab/><text:tab/>if(strcmp(buff,"end")==0)</text:p>
      <text:p text:style-name="P1"><text:tab/><text:tab/><text:tab/><text:tab/>{</text:p>
      <text:p text:style-name="P1"><text:tab/><text:tab/><text:tab/><text:tab/><text:tab/>printf("\n Chat terminating with client side\n");</text:p>
      <text:p text:style-name="P1"><text:tab/><text:tab/><text:tab/><text:tab/>}</text:p>
      <text:p text:style-name="P1"><text:tab/><text:tab/><text:tab/><text:tab/>bzero(buff,sizeof(buff));</text:p>
      <text:p text:style-name="P1"><text:tab/><text:tab/><text:tab/><text:tab/>printf("\n Server:");</text:p>
      <text:p text:style-name="P1"><text:tab/><text:tab/><text:tab/><text:tab/>scanf("%[^.]",str);</text:p>
      <text:p text:style-name="P1"><text:tab/><text:tab/><text:tab/><text:tab/>write(newfd,str,sizeof(str));</text:p>
      <text:p text:style-name="P1"><text:tab/><text:tab/><text:tab/><text:tab/>if(strcmp("end",str)==0)</text:p>
      <text:p text:style-name="P1"><text:tab/><text:tab/><text:tab/><text:tab/>{</text:p>
      <text:p text:style-name="P1"><text:tab/><text:tab/><text:tab/><text:tab/><text:tab/>printf("\nServer down\n");</text:p>
      <text:p text:style-name="P1"><text:tab/><text:tab/><text:tab/><text:tab/><text:tab/>exit(1);</text:p>
      <text:p text:style-name="P1"><text:tab/><text:tab/><text:tab/><text:tab/>}</text:p>
      <text:p text:style-name="P1"><text:tab/><text:tab/><text:tab/>}<text:tab/></text:p>
      <text:p text:style-name="P1"><text:tab/><text:tab/>}</text:p>
      <text:p text:style-name="P1"><text:tab/><text:tab/>close(newfd);<text:tab/><text:tab/></text:p>
      <text:p text:style-name="P1"><text:tab/><text:tab/>close(sockfd);</text:p>
      <text:p text:style-name="P1"><text:tab/>}</text:p>
      <text:p text:style-name="P1"><text:tab/>return 0;</text:p>
      <text:p text:style-name="P1"/>
      <text:p text:style-name="P1">}</text:p>
      <text:p text:style-name="P1"/>
      <text:p text:style-name="P1">/*Output:</text:p>
      <text:p text:style-name="P1"/>
      <text:p text:style-name="P1">*/</text:p>
      <text:p text:style-name="P1"/>
      <text:p text:style-name="P1"/>
      <text:p text:style-name="P1"/>
      <text:p text:style-name="P2">Client Code:</text:p>
      <text:p text:style-name="P2"/>
      <text:p text:style-name="P2"/>
      <text:p text:style-name="P3">#include&lt;stdio.h&gt;</text:p>
      <text:p text:style-name="P3">#include&lt;sys/types.h&gt;</text:p>
      <text:p text:style-name="P3">#include&lt;sys/socket.h&gt;</text:p>
      <text:p text:style-name="P3">#include&lt;netinet/in.h&gt;</text:p>
      <text:p text:style-name="P3">#include&lt;string.h&gt;</text:p>
      <text:p text:style-name="P3">#include&lt;netdb.h&gt;</text:p>
      <text:p text:style-name="P3">#include&lt;stdlib.h&gt;</text:p>
      <text:p text:style-name="P3"/>
      <text:p text:style-name="P3"/>
      <text:p text:style-name="P3">int main(int argc, char <text:s/>**argv)</text:p>
      <text:p text:style-name="P3">{</text:p>
      <text:p text:style-name="P3"><text:tab/>/* code */</text:p>
      <text:p text:style-name="P3"><text:tab/>int len;</text:p>
      <text:p text:style-name="P3"><text:tab/>int sockfd,n;</text:p>
      <text:p text:style-name="P3"><text:tab/>struct sockaddr_in servaddr,cliaddr;</text:p>
      <text:p text:style-name="P3"><text:tab/>char str[1000];</text:p>
      <text:p text:style-name="P3"><text:tab/>char buff[1024];</text:p>
      <text:p text:style-name="P3"><text:tab/>sockfd = socket(AF_INET,SOCK_STREAM,0);</text:p>
      <text:p text:style-name="P3"><text:tab/>if(sockfd&lt;0)</text:p>
      <text:p text:style-name="P3"><text:tab/><text:tab/>perror("cannot create a socket!");</text:p>
      <text:p text:style-name="P3"><text:tab/>else</text:p>
      <text:p text:style-name="P3"><text:soft-page-break/><text:tab/><text:tab/>printf("socket is created!\n");</text:p>
      <text:p text:style-name="P3"><text:tab/>bzero(&amp;servaddr,sizeof(servaddr));</text:p>
      <text:p text:style-name="P3"/>
      <text:p text:style-name="P3"><text:tab/>servaddr.sin_family = AF_INET;</text:p>
      <text:p text:style-name="P3"><text:tab/>servaddr.sin_addr.s_addr = inet_addr(argv[1]);</text:p>
      <text:p text:style-name="P3"><text:tab/>servaddr.sin_port = htons(7228);</text:p>
      <text:p text:style-name="P3"/>
      <text:p text:style-name="P3"><text:tab/>connect(sockfd,(struct sockaddr*)&amp;servaddr,sizeof(servaddr));</text:p>
      <text:p text:style-name="P3"><text:tab/>while(1)</text:p>
      <text:p text:style-name="P3"><text:tab/>{</text:p>
      <text:p text:style-name="P3"><text:tab/><text:tab/>bzero( str,sizeof(str));</text:p>
      <text:p text:style-name="P3"><text:tab/><text:tab/>bzero( buff,sizeof(buff));</text:p>
      <text:p text:style-name="P3"><text:tab/><text:tab/>printf("\nClient :");</text:p>
      <text:p text:style-name="P3"><text:tab/><text:tab/>scanf("%[^.]",buff);</text:p>
      <text:p text:style-name="P3"><text:tab/><text:tab/>n = write(sockfd,buff,sizeof(buff));</text:p>
      <text:p text:style-name="P3"><text:tab/><text:tab/>if(strcmp(buff,"end")==0)</text:p>
      <text:p text:style-name="P3"><text:tab/><text:tab/><text:tab/>break;</text:p>
      <text:p text:style-name="P3"><text:tab/><text:tab/>read(sockfd,str,sizeof(str));</text:p>
      <text:p text:style-name="P3"><text:tab/><text:tab/>if(strcmp(buff,"end")==0)</text:p>
      <text:p text:style-name="P3"><text:tab/><text:tab/><text:tab/>break;</text:p>
      <text:p text:style-name="P3"><text:tab/><text:tab/>printf("\nRecieved message(from server) is %s\n",str);</text:p>
      <text:p text:style-name="P3"><text:tab/>}<text:tab/></text:p>
      <text:p text:style-name="P3"><text:tab/>close(sockfd);</text:p>
      <text:p text:style-name="P3"><text:tab/>return 0;</text:p>
      <text:p text:style-name="P3"/>
      <text:p text:style-name="P3"/>
      <text:p text:style-name="P3">}</text:p>
      <text:p text:style-name="P3">/*Output:</text:p>
      <text:p text:style-name="P3"/>
      <text:p text:style-name="P3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20:39:56.775438170</meta:creation-date>
    <dc:date>2020-09-13T20:42:29.804291783</dc:date>
    <meta:editing-duration>PT2M36S</meta:editing-duration>
    <meta:editing-cycles>1</meta:editing-cycles>
    <meta:document-statistic meta:table-count="0" meta:image-count="0" meta:object-count="0" meta:page-count="3" meta:paragraph-count="110" meta:word-count="201" meta:character-count="2345" meta:non-whitespace-character-count="2079"/>
    <meta:generator>LibreOffice/6.0.7.3$Linux_X86_64 LibreOffice_project/00m0$Build-3</meta:generator>
  </office:meta>
</office:document-meta>
</file>